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3f435"/>
    </style:style>
    <style:style style:name="P3" style:family="paragraph" style:parent-style-name="Standard">
      <style:paragraph-properties fo:text-align="center" style:justify-single-word="false"/>
      <style:text-properties officeooo:rsid="0003f435" officeooo:paragraph-rsid="0003f435"/>
    </style:style>
    <style:style style:name="P4" style:family="paragraph" style:parent-style-name="Standard">
      <style:paragraph-properties fo:text-align="center" style:justify-single-word="false"/>
      <style:text-properties officeooo:rsid="0003f435" officeooo:paragraph-rsid="000678e2"/>
    </style:style>
    <style:style style:name="P5" style:family="paragraph" style:parent-style-name="Standard">
      <style:paragraph-properties fo:text-align="center" style:justify-single-word="false"/>
      <style:text-properties officeooo:rsid="0003f435" officeooo:paragraph-rsid="00073235"/>
    </style:style>
    <style:style style:name="P6" style:family="paragraph" style:parent-style-name="Standard">
      <style:paragraph-properties fo:text-align="center" style:justify-single-word="false"/>
      <style:text-properties officeooo:rsid="00073235" officeooo:paragraph-rsid="00073235"/>
    </style:style>
    <style:style style:name="P7" style:family="paragraph" style:parent-style-name="Standard">
      <style:paragraph-properties fo:text-align="center" style:justify-single-word="false"/>
      <style:text-properties officeooo:rsid="000857c4" officeooo:paragraph-rsid="000857c4"/>
    </style:style>
    <style:style style:name="P8" style:family="paragraph" style:parent-style-name="Standard">
      <style:paragraph-properties fo:text-align="center" style:justify-single-word="false" fo:break-before="page"/>
      <style:text-properties officeooo:rsid="0003f435" officeooo:paragraph-rsid="0003f435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03" text:anchor-type="as-char" svg:y="-0.1244in" svg:width="2.5181in" svg:height="0.159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"/>
      <text:p text:style-name="P2"><draw:frame draw:style-name="fr1" draw:name="Object1" text:anchor-type="as-char" svg:y="-0.1244in" svg:width="2.7827in" svg:height="0.15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2"><draw:frame draw:style-name="fr1" draw:name="Object2" text:anchor-type="as-char" svg:y="-0.1244in" svg:width="3.0335in" svg:height="0.15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/>
      <text:p text:style-name="P2"><draw:frame draw:style-name="fr1" draw:name="Object3" text:anchor-type="as-char" svg:y="-0.1244in" svg:width="2.8409in" svg:height="0.15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2"><draw:frame draw:style-name="fr1" draw:name="Object4" text:anchor-type="as-char" svg:y="-0.1244in" svg:width="3.5772in" svg:height="0.15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3">and so on</text:p>
      <text:p text:style-name="P8"><draw:frame draw:style-name="fr1" draw:name="Object5" text:anchor-type="as-char" svg:y="-0.1244in" svg:width="3.8244in" svg:height="0.15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/>
      <text:p text:style-name="P3"><draw:frame draw:style-name="fr1" draw:name="Object6" text:anchor-type="as-char" svg:y="-0.1244in" svg:width="4.1984in" svg:height="0.15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><draw:frame draw:style-name="fr1" draw:name="Object7" text:anchor-type="as-char" svg:y="-0.1244in" svg:width="1.3374in" svg:height="0.15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8"><draw:frame draw:style-name="fr1" draw:name="Object8" text:anchor-type="as-char" svg:y="-0.1244in" svg:width="2.3811in" svg:height="0.15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"/>
      <text:p text:style-name="P3"><draw:frame draw:style-name="fr1" draw:name="Object9" text:anchor-type="as-char" svg:y="-0.1244in" svg:width="2.5543in" svg:height="0.159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"/>
      <text:p text:style-name="P3"><draw:frame draw:style-name="fr1" draw:name="Object10" text:anchor-type="as-char" svg:y="-0.1244in" svg:width="2.8508in" svg:height="0.15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"/>
      <text:p text:style-name="P3"><draw:frame draw:style-name="fr1" draw:name="Object11" text:anchor-type="as-char" svg:y="-0.1244in" svg:width="2.6126in" svg:height="0.15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3"/>
      <text:p text:style-name="P3"><draw:frame draw:style-name="fr1" draw:name="Object12" text:anchor-type="as-char" svg:y="-0.1244in" svg:width="3.3484in" svg:height="0.1591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3"/>
      <text:p text:style-name="P3">and so on</text:p>
      <text:p text:style-name="P8"><draw:frame draw:style-name="fr1" draw:name="Object13" text:anchor-type="as-char" svg:y="-0.2043in" svg:width="1.3453in" svg:height="0.3445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"/>
      <text:p text:style-name="P3"><draw:frame draw:style-name="fr1" draw:name="Object14" text:anchor-type="as-char" svg:y="-0.2043in" svg:width="1.4047in" svg:height="0.344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4"/>
      <text:p text:style-name="P4">...</text:p>
      <text:p text:style-name="P4"/>
      <text:p text:style-name="P4"><draw:frame draw:style-name="fr1" draw:name="Object23" text:anchor-type="as-char" svg:y="-0.2043in" svg:width="0.9799in" svg:height="0.3445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4"/>
      <text:p text:style-name="P4"><draw:frame draw:style-name="fr1" draw:name="Object24" text:anchor-type="as-char" svg:y="-0.2043in" svg:width="1.2925in" svg:height="0.3445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"/>
      <text:p text:style-name="P3">...</text:p>
      <text:p text:style-name="P3"/>
      <text:p text:style-name="P3"><draw:frame draw:style-name="fr1" draw:name="Object15" text:anchor-type="as-char" svg:y="-0.2043in" svg:width="1.6626in" svg:height="0.344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"/>
      <text:p text:style-name="P3"><draw:frame draw:style-name="fr1" draw:name="Object16" text:anchor-type="as-char" svg:y="-0.2043in" svg:width="1.7228in" svg:height="0.344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"/>
      <text:p text:style-name="P3">…</text:p>
      <text:p text:style-name="P3"/>
      <text:p text:style-name="P3"><draw:frame draw:style-name="fr1" draw:name="Object20" text:anchor-type="as-char" svg:y="-0.2043in" svg:width="2.7138in" svg:height="0.3445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3"/>
      <text:p text:style-name="P3"><draw:frame draw:style-name="fr1" draw:name="Object19" text:anchor-type="as-char" svg:y="-0.2043in" svg:width="2.8217in" svg:height="0.3445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3"/>
      <text:p text:style-name="P3">…</text:p>
      <text:p text:style-name="P3"/>
      <text:p text:style-name="P3">additive equivalent?</text:p>
      <text:p text:style-name="P3">Continuous equivalent?</text:p>
      <text:p text:style-name="P3"/>
      <text:p text:style-name="P3"><draw:frame draw:style-name="fr1" draw:name="Object17" text:anchor-type="as-char" svg:y="-0.2043in" svg:width="2.1181in" svg:height="0.3535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"/>
      <text:p text:style-name="P3"><draw:frame draw:style-name="fr1" draw:name="Object18" text:anchor-type="as-char" svg:y="-0.2043in" svg:width="2.2311in" svg:height="0.3535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3"/>
      <text:p text:style-name="P3">…</text:p>
      <text:p text:style-name="P3"/>
      <text:p text:style-name="P3"><draw:frame draw:style-name="fr1" draw:name="Object22" text:anchor-type="as-char" svg:y="-0.2043in" svg:width="1.4535in" svg:height="0.353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"/>
      <text:p text:style-name="P3"><draw:frame draw:style-name="fr1" draw:name="Object21" text:anchor-type="as-char" svg:y="-0.2043in" svg:width="1.5772in" svg:height="0.3535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"/>
      <text:p text:style-name="P7">(where it converges)</text:p>
      <text:p text:style-name="P7"/>
      <text:p text:style-name="P6"><text:soft-page-break/>vs</text:p>
      <text:p text:style-name="P6"/>
      <text:p text:style-name="P5"><draw:frame draw:style-name="fr1" draw:name="Object25" text:anchor-type="as-char" svg:y="-0.2043in" svg:width="1.3646in" svg:height="0.3445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5"/>
      <text:p text:style-name="P5"><draw:frame draw:style-name="fr1" draw:name="Object26" text:anchor-type="as-char" svg:y="-0.2043in" svg:width="1.6646in" svg:height="0.3445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5"/>
      <text:p text:style-name="P5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1:07:54.321000000</meta:creation-date>
    <dc:date>2016-08-23T12:06:32.183000000</dc:date>
    <meta:editing-duration>PT25M35S</meta:editing-duration>
    <meta:editing-cycles>4</meta:editing-cycles>
    <meta:generator>LibreOffice/5.0.0.5$Windows_x86 LibreOffice_project/1b1a90865e348b492231e1c451437d7a15bb262b</meta:generator>
    <meta:document-statistic meta:table-count="0" meta:image-count="0" meta:object-count="27" meta:page-count="5" meta:paragraph-count="39" meta:word-count="20" meta:character-count="94" meta:non-whitespace-character-count="86"/>
  </office:meta>
</office:document-meta>
</file>

<file path=Object 1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/</mo>
              <mn>2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/</mo>
              <mn>3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/</mo>
              <mn>4</mn>
            </mrow>
          </mrow>
          <mo fence="true" stretchy="false">)</mo>
        </mrow>
        <mo stretchy="false">+</mo>
        <mn>..</mn>
      </mrow>
      <mi>.</mi>
    </mrow>
    <annotation encoding="StarMath 5.0">g( n ) = f( n ) + f( n/2 ) + f( n/3 ) + f( n/4 ) +...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2</mn>
              <mi>n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n>2</mn>
              <mi>n</mi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n>4</mn>
              <mi>n</mi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n>6</mn>
              <mi>n</mi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n>8</mn>
              <mi>n</mi>
            </mrow>
          </mrow>
          <mo fence="true" stretchy="false">)</mo>
        </mrow>
        <mo stretchy="false">+</mo>
        <mn>..</mn>
      </mrow>
      <mi>.</mi>
    </mrow>
    <annotation encoding="StarMath 5.0">g( 2 n ) = f( 2 n ) + f( 4 n ) + f( 6 n ) + f( 8 n ) +...</annotation>
  </semantics>
</math>
</file>

<file path=Object 11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−</mo>
        <mi>g</mi>
      </mrow>
      <mrow>
        <mrow>
          <mo fence="true" stretchy="false">(</mo>
          <mrow>
            <mrow>
              <mn>2</mn>
              <mi>n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n>3</mn>
              <mi>n</mi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n>5</mn>
              <mi>n</mi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n>7</mn>
              <mi>n</mi>
            </mrow>
          </mrow>
          <mo fence="true" stretchy="false">)</mo>
        </mrow>
        <mo stretchy="false">+</mo>
        <mn>..</mn>
      </mrow>
      <mi>.</mi>
    </mrow>
    <annotation encoding="StarMath 5.0">g( n )-g(2 n) = f( n ) + f( 3n ) + f(5 n ) + f(7 n ) + ...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3</mn>
              <mi>n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n>3</mn>
              <mi>n</mi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n>6</mn>
              <mi>n</mi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n>9</mn>
              <mi>n</mi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n>12</mn>
              <mi>n</mi>
            </mrow>
          </mrow>
          <mo fence="true" stretchy="false">)</mo>
        </mrow>
        <mo stretchy="false">+</mo>
        <mn>..</mn>
      </mrow>
      <mi>.</mi>
    </mrow>
    <annotation encoding="StarMath 5.0">g( 3 n ) = f( 3 n ) + f( 6 n ) + f( 9 n ) + f( 12 n ) +...</annotation>
  </semantics>
</math>
</file>

<file path=Object 13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−</mo>
        <mi>g</mi>
      </mrow>
      <mrow>
        <mrow>
          <mo fence="true" stretchy="false">(</mo>
          <mrow>
            <mrow>
              <mn>2</mn>
              <mi>n</mi>
            </mrow>
          </mrow>
          <mo fence="true" stretchy="false">)</mo>
        </mrow>
        <mo stretchy="false">−</mo>
        <mi>g</mi>
      </mrow>
      <mrow>
        <mrow>
          <mo fence="true" stretchy="false">(</mo>
          <mrow>
            <mrow>
              <mn>3</mn>
              <mi>n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n>5</mn>
              <mi>n</mi>
            </mrow>
          </mrow>
          <mo fence="true" stretchy="false">)</mo>
        </mrow>
        <mo stretchy="false">−</mo>
        <mi>f</mi>
      </mrow>
      <mrow>
        <mrow>
          <mo fence="true" stretchy="false">(</mo>
          <mrow>
            <mrow>
              <mn>6</mn>
              <mi>n</mi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n>7</mn>
              <mi>n</mi>
            </mrow>
          </mrow>
          <mo fence="true" stretchy="false">)</mo>
        </mrow>
        <mo stretchy="false">+</mo>
        <mn>..</mn>
      </mrow>
      <mi>.</mi>
    </mrow>
    <annotation encoding="StarMath 5.0">g( n )-g(2 n) - g(3 n ) = f( n ) + f(5 n ) - f(6 n ) + f(7 n ) + ...</annotation>
  </semantics>
</math>
</file>

<file path=Object 14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sub>
            <mi>d</mi>
            <mn>1</mn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i>f</mi>
      </mrow>
      <mrow>
        <mo fence="true" stretchy="false">(</mo>
        <mrow>
          <mfrac>
            <mi>n</mi>
            <mi>k</mi>
          </mfrac>
        </mrow>
        <mo fence="true" stretchy="false">)</mo>
      </mrow>
    </mrow>
    <annotation encoding="StarMath 5.0">g( n ) = sum from k = 1 to infinity d_1(k) cdot f( n over k )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sub>
            <mi>d</mi>
            <mrow>
              <mo stretchy="false">−</mo>
              <mn>1</mn>
            </mrow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i>g</mi>
      </mrow>
      <mrow>
        <mo fence="true" stretchy="false">(</mo>
        <mrow>
          <mfrac>
            <mi>n</mi>
            <mi>k</mi>
          </mfrac>
        </mrow>
        <mo fence="true" stretchy="false">)</mo>
      </mrow>
    </mrow>
    <annotation encoding="StarMath 5.0">f( n ) = sum from k = 1 to infinity d_{-1}(k) cdot g( n over k )</annotation>
  </semantics>
</math>
</file>

<file path=Object 16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sub>
            <mo stretchy="false">∇</mo>
            <mi>k</mi>
          </msub>
        </mrow>
      </mrow>
      <mtext>{</mtext>
      <msup>
        <mi>k</mi>
        <mn>1</mn>
      </msup>
      <mrow>
        <msup>
          <mtext>}</mtext>
          <mrow>
            <mtext>*</mtext>
            <mrow>
              <mo stretchy="false">∑</mo>
              <mtext/>
            </mrow>
          </mrow>
        </msup>
        <mo stretchy="false">⋅</mo>
        <mi>f</mi>
      </mrow>
      <mrow>
        <mo fence="true" stretchy="false">(</mo>
        <mrow>
          <mfrac>
            <mi>n</mi>
            <mi>k</mi>
          </mfrac>
        </mrow>
        <mo fence="true" stretchy="false">)</mo>
      </mrow>
    </mrow>
    <annotation encoding="StarMath 5.0">g( n ) = sum from k = 1 to infinity nabla_k "{"k^1"}"^{"*"sum""} cdot f( n over k )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sub>
            <mo stretchy="false">∇</mo>
            <mi>k</mi>
          </msub>
        </mrow>
      </mrow>
      <mtext>{</mtext>
      <msup>
        <mi>k</mi>
        <mrow>
          <mo stretchy="false">−</mo>
          <mn>1</mn>
        </mrow>
      </msup>
      <mrow>
        <msup>
          <mtext>}</mtext>
          <mrow>
            <mtext>*</mtext>
            <mrow>
              <mo stretchy="false">∑</mo>
              <mtext/>
            </mrow>
          </mrow>
        </msup>
        <mo stretchy="false">⋅</mo>
        <mi>g</mi>
      </mrow>
      <mrow>
        <mo fence="true" stretchy="false">(</mo>
        <mrow>
          <mfrac>
            <mi>n</mi>
            <mi>k</mi>
          </mfrac>
        </mrow>
        <mo fence="true" stretchy="false">)</mo>
      </mrow>
    </mrow>
    <annotation encoding="StarMath 5.0">f( n ) = sum from k = 1 to infinity nabla_k "{"k^{-1}"}"^{"*"sum""} cdot g( n over k )</annotation>
  </semantics>
</math>
</file>

<file path=Object 18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+</mo>
        <mrow>
          <munderover>
            <mo stretchy="false">∫</mo>
            <mn>1</mn>
            <mi mathvariant="normal">∞</mi>
          </munderover>
          <mfrac>
            <mo stretchy="false">∂</mo>
            <mrow>
              <mo stretchy="false">∂</mo>
              <mi>k</mi>
            </mrow>
          </mfrac>
        </mrow>
      </mrow>
      <mtext>{</mtext>
      <msup>
        <mi>k</mi>
        <mn>1</mn>
      </msup>
      <mrow>
        <msup>
          <mtext>}</mtext>
          <mrow>
            <mtext>*</mtext>
            <mrow>
              <mo stretchy="false">∫</mo>
              <mtext/>
            </mrow>
          </mrow>
        </msup>
        <mo stretchy="false">⋅</mo>
        <mi>f</mi>
      </mrow>
      <mrow>
        <mo fence="true" stretchy="false">(</mo>
        <mrow>
          <mfrac>
            <mi>n</mi>
            <mi>k</mi>
          </mfrac>
        </mrow>
        <mo fence="true" stretchy="false">)</mo>
      </mrow>
      <mi mathvariant="italic">dk</mi>
    </mrow>
    <annotation encoding="StarMath 5.0">g( n ) = f( n ) + int from 1 to infinity {partial over {partial k}} "{"k^1"}"^{"*"int""} cdot f( n over k ) dk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i>g</mi>
      </mrow>
      <mrow>
        <mrow>
          <mo fence="true" stretchy="false">(</mo>
          <mrow>
            <mi>n</mi>
          </mrow>
          <mo fence="true" stretchy="false">)</mo>
        </mrow>
        <mo stretchy="false">+</mo>
        <mrow>
          <munderover>
            <mo stretchy="false">∫</mo>
            <mrow>
              <mi>k</mi>
              <mo stretchy="false">=</mo>
              <mn>1</mn>
            </mrow>
            <mi mathvariant="normal">∞</mi>
          </munderover>
          <mfrac>
            <mo stretchy="false">∂</mo>
            <mrow>
              <mo stretchy="false">∂</mo>
              <mi>k</mi>
            </mrow>
          </mfrac>
        </mrow>
      </mrow>
      <mtext>{</mtext>
      <msup>
        <mi>k</mi>
        <mrow>
          <mo stretchy="false">−</mo>
          <mn>1</mn>
        </mrow>
      </msup>
      <mrow>
        <msup>
          <mtext>}</mtext>
          <mrow>
            <mtext>*</mtext>
            <mrow>
              <mo stretchy="false">∫</mo>
              <mtext/>
            </mrow>
          </mrow>
        </msup>
        <mo stretchy="false">⋅</mo>
        <mi>g</mi>
      </mrow>
      <mrow>
        <mo fence="true" stretchy="false">(</mo>
        <mrow>
          <mfrac>
            <mi>n</mi>
            <mi>k</mi>
          </mfrac>
        </mrow>
        <mo fence="true" stretchy="false">)</mo>
      </mrow>
      <mi mathvariant="italic">dk</mi>
    </mrow>
    <annotation encoding="StarMath 5.0">f( n ) = g( n ) + int from k = 1 to infinity {partial over {partial k}} "{"k^{-1}"}"^{"*"int""} cdot g( n over k ) dk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n</mi>
              <mo stretchy="false">/</mo>
              <mn>2</mn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n</mi>
              <mo stretchy="false">/</mo>
              <mn>2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/</mo>
              <mn>4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/</mo>
              <mn>6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/</mo>
              <mn>8</mn>
            </mrow>
          </mrow>
          <mo fence="true" stretchy="false">)</mo>
        </mrow>
        <mo stretchy="false">+</mo>
        <mn>..</mn>
      </mrow>
      <mi>.</mi>
    </mrow>
    <annotation encoding="StarMath 5.0">g( n/2 ) = f( n/2 ) + f( n/4 ) + f( n/6 ) + f( n/8 ) +...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sub>
          <mo stretchy="false">∇</mo>
          <mn>1</mn>
        </msub>
      </mrow>
      <mtext>{</mtext>
      <msup>
        <mn>1</mn>
        <mrow>
          <mo stretchy="false">−</mo>
          <mn>1</mn>
        </mrow>
      </msup>
      <mrow>
        <msup>
          <mtext>}</mtext>
          <mrow>
            <mtext>*</mtext>
            <mrow>
              <mo stretchy="false">∑</mo>
              <mtext/>
            </mrow>
          </mrow>
        </msup>
        <mo stretchy="false">⋅</mo>
        <mi>g</mi>
      </mrow>
      <mrow>
        <mrow>
          <mo fence="true" stretchy="false">(</mo>
          <mrow>
            <mi>n</mi>
          </mrow>
          <mo fence="true" stretchy="false">)</mo>
        </mrow>
        <mo stretchy="false">+</mo>
        <mrow>
          <munderover>
            <mo stretchy="false">∑</mo>
            <mrow>
              <mi>k</mi>
              <mo stretchy="false">=</mo>
              <mn>2</mn>
            </mrow>
            <mi mathvariant="normal">∞</mi>
          </munderover>
          <msub>
            <mo stretchy="false">∇</mo>
            <mi>k</mi>
          </msub>
        </mrow>
      </mrow>
      <mtext>{</mtext>
      <msup>
        <mi>k</mi>
        <mrow>
          <mo stretchy="false">−</mo>
          <mn>1</mn>
        </mrow>
      </msup>
      <mrow>
        <msup>
          <mtext>}</mtext>
          <mrow>
            <mtext>*</mtext>
            <mrow>
              <mo stretchy="false">∑</mo>
              <mtext/>
            </mrow>
          </mrow>
        </msup>
        <mo stretchy="false">⋅</mo>
        <mi>g</mi>
      </mrow>
      <mrow>
        <mo fence="true" stretchy="false">(</mo>
        <mrow>
          <mfrac>
            <mi>n</mi>
            <mi>k</mi>
          </mfrac>
        </mrow>
        <mo fence="true" stretchy="false">)</mo>
      </mrow>
    </mrow>
    <annotation encoding="StarMath 5.0">f( n ) = nabla_1 "{"1^{-1}"}"^{"*"sum""} cdot g( n ) + sum from k = 2 to infinity nabla_k "{"k^{-1}"}"^{"*"sum""} cdot g( n over k )</annotation>
  </semantics>
</math>
</file>

<file path=Object 21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sub>
          <mo stretchy="false">∇</mo>
          <mn>1</mn>
        </msub>
      </mrow>
      <mtext>{</mtext>
      <msup>
        <mn>1</mn>
        <mn>1</mn>
      </msup>
      <mrow>
        <msup>
          <mtext>}</mtext>
          <mrow>
            <mtext>*</mtext>
            <mrow>
              <mo stretchy="false">∑</mo>
              <mtext/>
            </mrow>
          </mrow>
        </msup>
        <mo stretchy="false">⋅</mo>
        <mi>f</mi>
      </mrow>
      <mrow>
        <mrow>
          <mo fence="true" stretchy="false">(</mo>
          <mrow>
            <mi>n</mi>
          </mrow>
          <mo fence="true" stretchy="false">)</mo>
        </mrow>
        <mo stretchy="false">+</mo>
        <mrow>
          <munderover>
            <mo stretchy="false">∑</mo>
            <mrow>
              <mi>k</mi>
              <mo stretchy="false">=</mo>
              <mn>2</mn>
            </mrow>
            <mi mathvariant="normal">∞</mi>
          </munderover>
          <msub>
            <mo stretchy="false">∇</mo>
            <mi>k</mi>
          </msub>
        </mrow>
      </mrow>
      <mtext>{</mtext>
      <msup>
        <mi>k</mi>
        <mn>1</mn>
      </msup>
      <mrow>
        <msup>
          <mtext>}</mtext>
          <mrow>
            <mtext>*</mtext>
            <mrow>
              <mo stretchy="false">∑</mo>
              <mtext/>
            </mrow>
          </mrow>
        </msup>
        <mo stretchy="false">⋅</mo>
        <mi>f</mi>
      </mrow>
      <mrow>
        <mo fence="true" stretchy="false">(</mo>
        <mrow>
          <mfrac>
            <mi>n</mi>
            <mi>k</mi>
          </mfrac>
        </mrow>
        <mo fence="true" stretchy="false">)</mo>
      </mrow>
    </mrow>
    <annotation encoding="StarMath 5.0">g( n ) = nabla_1 "{"1^1"}"^{"*"sum""} cdot f( n ) + sum from k = 2 to infinity nabla_k "{"k^1"}"^{"*"sum""} cdot f( n over k 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i>g</mi>
      </mrow>
      <mrow>
        <mrow>
          <mo fence="true" stretchy="false">(</mo>
          <mrow>
            <mi>n</mi>
          </mrow>
          <mo fence="true" stretchy="false">)</mo>
        </mrow>
        <mo stretchy="false">−</mo>
        <mrow>
          <mrow>
            <munderover>
              <mo stretchy="false">∫</mo>
              <mn>1</mn>
              <mi mathvariant="normal">∞</mi>
            </munderover>
            <mfrac>
              <mn>1</mn>
              <mi>j</mi>
            </mfrac>
          </mrow>
          <mo stretchy="false">⋅</mo>
          <mi>g</mi>
        </mrow>
      </mrow>
      <mrow>
        <mo fence="true" stretchy="false">(</mo>
        <mrow>
          <mfrac>
            <mi>n</mi>
            <mi>j</mi>
          </mfrac>
        </mrow>
        <mo fence="true" stretchy="false">)</mo>
      </mrow>
      <mi mathvariant="italic">dj</mi>
    </mrow>
    <annotation encoding="StarMath 5.0">f( n ) = g( n ) - int from 1 to infinity {{1 over j}} cdot g( n over j ) dj</annotation>
  </semantics>
</math>
</file>

<file path=Object 23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+</mo>
        <mrow>
          <munderover>
            <mo stretchy="false">∫</mo>
            <mn>1</mn>
            <mi mathvariant="normal">∞</mi>
          </munderover>
          <mi>f</mi>
        </mrow>
      </mrow>
      <mrow>
        <mo fence="true" stretchy="false">(</mo>
        <mrow>
          <mfrac>
            <mi>n</mi>
            <mi>k</mi>
          </mfrac>
        </mrow>
        <mo fence="true" stretchy="false">)</mo>
      </mrow>
      <mi mathvariant="italic">dk</mi>
    </mrow>
    <annotation encoding="StarMath 5.0">g( n ) = f( n ) + int from 1 to infinity f( n over k ) dk</annotation>
  </semantics>
</math>
</file>

<file path=Object 24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i>f</mi>
        </mrow>
      </mrow>
      <mrow>
        <mo fence="true" stretchy="false">(</mo>
        <mrow>
          <mfrac>
            <mi>n</mi>
            <mi>k</mi>
          </mfrac>
        </mrow>
        <mo fence="true" stretchy="false">)</mo>
      </mrow>
    </mrow>
    <annotation encoding="StarMath 5.0">g( n ) = sum from k = 1 to infinity f( n over k 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i mathvariant="normal">μ</mi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i>g</mi>
      </mrow>
      <mrow>
        <mo fence="true" stretchy="false">(</mo>
        <mrow>
          <mfrac>
            <mi>n</mi>
            <mi>k</mi>
          </mfrac>
        </mrow>
        <mo fence="true" stretchy="false">)</mo>
      </mrow>
    </mrow>
    <annotation encoding="StarMath 5.0">f( n ) = sum from k = 1 to infinity %mu(k) cdot g( n over k )</annotation>
  </semantics>
</math>
</file>

<file path=Object 26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+</mo>
        <mrow>
          <munderover>
            <mo stretchy="false">∑</mo>
            <mrow>
              <mi>k</mi>
              <mo stretchy="false">=</mo>
              <mn>2</mn>
            </mrow>
            <mi mathvariant="normal">∞</mi>
          </munderover>
          <mi>f</mi>
        </mrow>
      </mrow>
      <mrow>
        <mo fence="true" stretchy="false">(</mo>
        <mrow>
          <mfrac>
            <mi>n</mi>
            <mi>k</mi>
          </mfrac>
        </mrow>
        <mo fence="true" stretchy="false">)</mo>
      </mrow>
    </mrow>
    <annotation encoding="StarMath 5.0">g( n ) = f(n) + sum from k = 2 to infinity f( n over k )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i>g</mi>
      </mrow>
      <mrow>
        <mrow>
          <mo fence="true" stretchy="false">(</mo>
          <mrow>
            <mi>n</mi>
          </mrow>
          <mo fence="true" stretchy="false">)</mo>
        </mrow>
        <mo stretchy="false">+</mo>
        <mrow>
          <munderover>
            <mo stretchy="false">∑</mo>
            <mrow>
              <mi>k</mi>
              <mo stretchy="false">=</mo>
              <mn>2</mn>
            </mrow>
            <mi mathvariant="normal">∞</mi>
          </munderover>
          <mi mathvariant="normal">μ</mi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i>g</mi>
      </mrow>
      <mrow>
        <mo fence="true" stretchy="false">(</mo>
        <mrow>
          <mfrac>
            <mi>n</mi>
            <mi>k</mi>
          </mfrac>
        </mrow>
        <mo fence="true" stretchy="false">)</mo>
      </mrow>
    </mrow>
    <annotation encoding="StarMath 5.0">f( n ) = g(n) + sum from k = 2 to infinity %mu(k) cdot g( n over k )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−</mo>
        <mi>g</mi>
      </mrow>
      <mrow>
        <mrow>
          <mo fence="true" stretchy="false">(</mo>
          <mrow>
            <mrow>
              <mi>n</mi>
              <mo stretchy="false">/</mo>
              <mn>2</mn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/</mo>
              <mn>3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/</mo>
              <mn>5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/</mo>
              <mn>7</mn>
            </mrow>
          </mrow>
          <mo fence="true" stretchy="false">)</mo>
        </mrow>
        <mo stretchy="false">+</mo>
        <mn>..</mn>
      </mrow>
      <mi>.</mi>
    </mrow>
    <annotation encoding="StarMath 5.0">g( n )-g(n/2) = f( n ) + f( n/3 ) + f( n/5) + f( n/7 )+...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n</mi>
              <mo stretchy="false">/</mo>
              <mn>3</mn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n</mi>
              <mo stretchy="false">/</mo>
              <mn>3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/</mo>
              <mn>6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/</mo>
              <mn>9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/</mo>
              <mn>12</mn>
            </mrow>
          </mrow>
          <mo fence="true" stretchy="false">)</mo>
        </mrow>
        <mo stretchy="false">+</mo>
        <mn>..</mn>
      </mrow>
      <mi>.</mi>
    </mrow>
    <annotation encoding="StarMath 5.0">g( n/3 ) = f( n/3 ) + f( n/6 ) + f( n/9 ) + f( n/12 ) +...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−</mo>
        <mi>g</mi>
      </mrow>
      <mrow>
        <mrow>
          <mo fence="true" stretchy="false">(</mo>
          <mrow>
            <mrow>
              <mi>n</mi>
              <mo stretchy="false">/</mo>
              <mn>2</mn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/</mo>
              <mn>3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/</mo>
              <mn>5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/</mo>
              <mn>7</mn>
            </mrow>
          </mrow>
          <mo fence="true" stretchy="false">)</mo>
        </mrow>
        <mo stretchy="false">+</mo>
        <mn>..</mn>
      </mrow>
      <mi>.</mi>
    </mrow>
    <annotation encoding="StarMath 5.0">g( n )-g(n/2) = f( n ) + f( n/3 ) + f( n/5) + f( n/7 )+...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−</mo>
              <mn>2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−</mo>
              <mn>3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−</mo>
              <mn>4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−</mo>
              <mn>5</mn>
            </mrow>
          </mrow>
          <mo fence="true" stretchy="false">)</mo>
        </mrow>
        <mo stretchy="false">+</mo>
        <mn>..</mn>
      </mrow>
      <mi>.</mi>
    </mrow>
    <annotation encoding="StarMath 5.0">g( n ) = f( n ) + f( n-1 ) + f( n-2 ) + f( n-3 ) +f( n-4 ) +f( n-5 ) +...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−</mo>
              <mn>2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−</mo>
              <mn>3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−</mo>
              <mn>4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−</mo>
              <mn>5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i>n</mi>
              <mo stretchy="false">−</mo>
              <mn>6</mn>
            </mrow>
          </mrow>
          <mo fence="true" stretchy="false">)</mo>
        </mrow>
        <mo stretchy="false">+</mo>
        <mn>..</mn>
      </mrow>
      <mi>.</mi>
    </mrow>
    <annotation encoding="StarMath 5.0">g( n-1 ) = f( n-1 ) + f( n-2 ) + f( n-3 ) + f( n-4 ) +f( n-5 ) +f( n-6 ) +...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−</mo>
        <mi>g</mi>
      </mrow>
      <mrow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o stretchy="false">=</mo>
        <mi>f</mi>
      </mrow>
      <mrow>
        <mo fence="true" stretchy="false">(</mo>
        <mrow>
          <mi>n</mi>
        </mrow>
        <mo fence="true" stretchy="false">)</mo>
      </mrow>
    </mrow>
    <annotation encoding="StarMath 5.0">g( n )-g(n-1) = f( n )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n>2</mn>
              <mi>n</mi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n>3</mn>
              <mi>n</mi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row>
              <mn>4</mn>
              <mi>n</mi>
            </mrow>
          </mrow>
          <mo fence="true" stretchy="false">)</mo>
        </mrow>
        <mo stretchy="false">+</mo>
        <mn>..</mn>
      </mrow>
      <mi>.</mi>
    </mrow>
    <annotation encoding="StarMath 5.0">g( n ) = f( n ) + f( 2n ) + f( 3n ) + f( 4n ) +...</annotation>
  </semantics>
</math>
</file>